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circle draw:style-name="gr1" draw:layer="layout" svg:width="1.455cm" svg:height="1.455cm" svg:x="0cm" svg:y="0.545cm">
            <text:p/>
          </draw:circle>
          <draw:line draw:style-name="gr1" draw:layer="layout" svg:x1="1.273cm" svg:y1="0.545cm" svg:x2="1.818cm" svg:y2="0cm">
            <text:p/>
          </draw:line>
          <draw:line draw:style-name="gr1" draw:layer="layout" svg:x1="1.455cm" svg:y1="0.727cm" svg:x2="2cm" svg:y2="0.182cm">
            <text:p/>
          </draw:line>
          <draw:polygon draw:style-name="gr2" draw:layer="layout" svg:width="0.236cm" svg:height="0.255cm" svg:x="1.273cm" svg:y="0.291cm" svg:viewBox="0 0 237 256" draw:points="127,0 0,256 237,109">
            <text:p/>
          </draw:polygon>
          <draw:polygon draw:style-name="gr2" draw:layer="layout" svg:width="0.236cm" svg:height="0.255cm" svg:x="1.455cm" svg:y="0.473cm" svg:viewBox="0 0 237 256" draw:points="127,0 0,256 237,109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photo_sensitive_part</dc:title>
    <meta:creation-date>2011-02-07T17:17:2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